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4.092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74pt solid #000000"/>
      <style:text-properties fo:color="#ffffff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&quot;H&quot;" style:apply-style-name="Sense_20_títol1" style:base-cell-address="Full1.E4"/>
      <style:map style:condition="cell-content()=&quot;M&quot;" style:apply-style-name="Sense_20_títol2" style:base-cell-address="Full1.E4"/>
    </style:style>
    <style:style style:name="ce4" style:family="table-cell" style:parent-style-name="Default" style:data-style-name="N10104">
      <style:table-cell-properties fo:border="0.74pt solid #000000"/>
    </style:style>
    <style:style style:name="ce5" style:family="table-cell" style:parent-style-name="Default" style:data-style-name="N0">
      <style:table-cell-properties fo:border="0.74pt solid #000000"/>
    </style:style>
    <style:style style:name="ce6" style:family="table-cell" style:parent-style-name="Default" style:data-style-name="N105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4"/>
        <table:table-column table:style-name="co4" table:default-cell-style-name="ce4"/>
        <table:table-column table:style-name="co7" table:default-cell-style-name="ce6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5"/>
          <table:table-cell table:style-name="ce2" office:value-type="float" office:value="18.03" calcext:value-type="float">
            <text:p>18,03</text:p>
          </table:table-cell>
          <table:table-cell table:style-name="ce5" office:value-type="float" office:value="0.15" calcext:value-type="float">
            <text:p>0,15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 1</text:p>
          </table:table-cell>
          <table:table-cell table:style-name="ce1" office:value-type="string" calcext:value-type="string">
            <text:p>Apellido 2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Horas trabajadas</text:p>
          </table:table-cell>
          <table:table-cell table:style-name="ce1" office:value-type="string" calcext:value-type="string">
            <text:p>SUELDO BRUTO</text:p>
          </table:table-cell>
          <table:table-cell table:style-name="ce1" office:value-type="string" calcext:value-type="string">
            <text:p>NETO</text:p>
          </table:table-cell>
          <table:table-cell table:style-name="ce1" office:value-type="string" calcext:value-type="string">
            <text:p>NETO 2</text:p>
          </table:table-cell>
        </table:table-row>
        <table:table-row table:style-name="ro1">
          <table:table-cell/>
          <table:table-cell office:value-type="string" calcext:value-type="string">
            <text:p>Constantino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table:formula="of:=[.F4]*[.$G$2]" office:value-type="currency" office:currency="EUR" office:value="414.69" calcext:value-type="currency">
            <text:p>414,69 €</text:p>
          </table:table-cell>
          <table:table-cell table:formula="of:=(1-[.$H$2])*[.G4]" office:value-type="currency" office:currency="EUR" office:value="352.4865" calcext:value-type="currency">
            <text:p>352,49 €</text:p>
          </table:table-cell>
          <table:table-cell table:formula="of:=ROUND([.H4];2)" office:value-type="currency" office:currency="EUR" office:value="352.49" calcext:value-type="currency">
            <text:p>352,49 €</text:p>
          </table:table-cell>
        </table:table-row>
        <table:table-row table:style-name="ro1">
          <table:table-cell/>
          <table:table-cell office:value-type="string" calcext:value-type="string">
            <text:p>Baltasar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[.F5]*[.$G$2]" office:value-type="currency" office:currency="EUR" office:value="90.15" calcext:value-type="currency">
            <text:p>90,15 €</text:p>
          </table:table-cell>
          <table:table-cell table:formula="of:=(1-[.$H$2])*[.G5]" office:value-type="currency" office:currency="EUR" office:value="76.6275" calcext:value-type="currency">
            <text:p>76,63 €</text:p>
          </table:table-cell>
          <table:table-cell table:formula="of:=ROUND([.H5];2)" office:value-type="currency" office:currency="EUR" office:value="76.63" calcext:value-type="currency">
            <text:p>76,63 €</text:p>
          </table:table-cell>
        </table:table-row>
        <table:table-row table:style-name="ro1">
          <table:table-cell/>
          <table:table-cell office:value-type="string" calcext:value-type="string">
            <text:p>Vicente</text:p>
          </table:table-cell>
          <table:table-cell office:value-type="string" calcext:value-type="string">
            <text:p>Calderón</text:p>
          </table:table-cell>
          <table:table-cell office:value-type="string" calcext:value-type="string">
            <text:p>Gual</text:p>
          </table:table-cell>
          <table:table-cell office:value-type="string" calcext:value-type="string">
            <text:p>H</text:p>
          </table:table-cell>
          <table:table-cell office:value-type="float" office:value="14" calcext:value-type="float">
            <text:p>14</text:p>
          </table:table-cell>
          <table:table-cell table:formula="of:=[.F6]*[.$G$2]" office:value-type="currency" office:currency="EUR" office:value="252.42" calcext:value-type="currency">
            <text:p>252,42 €</text:p>
          </table:table-cell>
          <table:table-cell table:formula="of:=(1-[.$H$2])*[.G6]" office:value-type="currency" office:currency="EUR" office:value="214.557" calcext:value-type="currency">
            <text:p>214,56 €</text:p>
          </table:table-cell>
          <table:table-cell table:formula="of:=ROUND([.H6];2)" office:value-type="currency" office:currency="EUR" office:value="214.56" calcext:value-type="currency">
            <text:p>214,56 €</text:p>
          </table:table-cell>
        </table:table-row>
        <table:table-row table:style-name="ro1">
          <table:table-cell/>
          <table:table-cell office:value-type="string" calcext:value-type="string">
            <text:p>Margarita</text:p>
          </table:table-cell>
          <table:table-cell office:value-type="string" calcext:value-type="string">
            <text:p>Amengual</text:p>
          </table:table-cell>
          <table:table-cell office:value-type="string" calcext:value-type="string">
            <text:p>Machín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formula="of:=[.F7]*[.$G$2]" office:value-type="currency" office:currency="EUR" office:value="342.57" calcext:value-type="currency">
            <text:p>342,57 €</text:p>
          </table:table-cell>
          <table:table-cell table:formula="of:=(1-[.$H$2])*[.G7]" office:value-type="currency" office:currency="EUR" office:value="291.1845" calcext:value-type="currency">
            <text:p>291,18 €</text:p>
          </table:table-cell>
          <table:table-cell table:formula="of:=ROUND([.H7];2)" office:value-type="currency" office:currency="EUR" office:value="291.18" calcext:value-type="currency">
            <text:p>291,18 €</text:p>
          </table:table-cell>
        </table:table-row>
        <table:table-row table:style-name="ro1">
          <table:table-cell/>
          <table:table-cell office:value-type="string" calcext:value-type="string">
            <text:p>Javier</text:p>
          </table:table-cell>
          <table:table-cell table:number-columns-repeated="2" office:value-type="string" calcext:value-type="string">
            <text:p>Torres</text:p>
          </table:table-cell>
          <table:table-cell office:value-type="string" calcext:value-type="string">
            <text:p>H</text:p>
          </table:table-cell>
          <table:table-cell office:value-type="float" office:value="24" calcext:value-type="float">
            <text:p>24</text:p>
          </table:table-cell>
          <table:table-cell table:formula="of:=[.F8]*[.$G$2]" office:value-type="currency" office:currency="EUR" office:value="432.72" calcext:value-type="currency">
            <text:p>432,72 €</text:p>
          </table:table-cell>
          <table:table-cell table:formula="of:=(1-[.$H$2])*[.G8]" office:value-type="currency" office:currency="EUR" office:value="367.812" calcext:value-type="currency">
            <text:p>367,81 €</text:p>
          </table:table-cell>
          <table:table-cell table:formula="of:=ROUND([.H8];2)" office:value-type="currency" office:currency="EUR" office:value="367.81" calcext:value-type="currency">
            <text:p>367,81 €</text:p>
          </table:table-cell>
        </table:table-row>
        <table:table-row table:style-name="ro1">
          <table:table-cell/>
          <table:table-cell office:value-type="string" calcext:value-type="string">
            <text:p>Zacarías</text:p>
          </table:table-cell>
          <table:table-cell office:value-type="string" calcext:value-type="string">
            <text:p>Satrústegui</text:p>
          </table:table-cell>
          <table:table-cell office:value-type="string" calcext:value-type="string">
            <text:p>Pazos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formula="of:=[.F9]*[.$G$2]" office:value-type="currency" office:currency="EUR" office:value="270.45" calcext:value-type="currency">
            <text:p>270,45 €</text:p>
          </table:table-cell>
          <table:table-cell table:formula="of:=(1-[.$H$2])*[.G9]" office:value-type="currency" office:currency="EUR" office:value="229.8825" calcext:value-type="currency">
            <text:p>229,88 €</text:p>
          </table:table-cell>
          <table:table-cell table:formula="of:=ROUND([.H9];2)" office:value-type="currency" office:currency="EUR" office:value="229.88" calcext:value-type="currency">
            <text:p>229,88 €</text:p>
          </table:table-cell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formula="of:=[.F10]*[.$G$2]" office:value-type="currency" office:currency="EUR" office:value="486.81" calcext:value-type="currency">
            <text:p>486,81 €</text:p>
          </table:table-cell>
          <table:table-cell table:formula="of:=(1-[.$H$2])*[.G10]" office:value-type="currency" office:currency="EUR" office:value="413.7885" calcext:value-type="currency">
            <text:p>413,79 €</text:p>
          </table:table-cell>
          <table:table-cell table:formula="of:=ROUND([.H10];2)" office:value-type="currency" office:currency="EUR" office:value="413.79" calcext:value-type="currency">
            <text:p>413,79 €</text:p>
          </table:table-cell>
        </table:table-row>
        <table:table-row table:style-name="ro1">
          <table:table-cell/>
          <table:table-cell office:value-type="string" calcext:value-type="string">
            <text:p>Javier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table:formula="of:=[.F11]*[.$G$2]" office:value-type="currency" office:currency="EUR" office:value="450.75" calcext:value-type="currency">
            <text:p>450,75 €</text:p>
          </table:table-cell>
          <table:table-cell table:formula="of:=(1-[.$H$2])*[.G11]" office:value-type="currency" office:currency="EUR" office:value="383.1375" calcext:value-type="currency">
            <text:p>383,14 €</text:p>
          </table:table-cell>
          <table:table-cell table:formula="of:=ROUND([.H11];2)" office:value-type="currency" office:currency="EUR" office:value="383.14" calcext:value-type="currency">
            <text:p>383,14 €</text:p>
          </table:table-cell>
        </table:table-row>
        <table:table-row table:style-name="ro1">
          <table:table-cell/>
          <table:table-cell office:value-type="string" calcext:value-type="string">
            <text:p>Amador</text:p>
          </table:table-cell>
          <table:table-cell table:number-columns-repeated="2" office:value-type="string" calcext:value-type="string">
            <text:p>Ribas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[.F12]*[.$G$2]" office:value-type="currency" office:currency="EUR" office:value="198.33" calcext:value-type="currency">
            <text:p>198,33 €</text:p>
          </table:table-cell>
          <table:table-cell table:formula="of:=(1-[.$H$2])*[.G12]" office:value-type="currency" office:currency="EUR" office:value="168.5805" calcext:value-type="currency">
            <text:p>168,58 €</text:p>
          </table:table-cell>
          <table:table-cell table:formula="of:=ROUND([.H12];2)" office:value-type="currency" office:currency="EUR" office:value="168.58" calcext:value-type="currency">
            <text:p>168,58 €</text:p>
          </table:table-cell>
        </table:table-row>
        <table:table-row table:style-name="ro1">
          <table:table-cell/>
          <table:table-cell office:value-type="string" calcext:value-type="string">
            <text:p>Olivia</text:p>
          </table:table-cell>
          <table:table-cell office:value-type="string" calcext:value-type="string">
            <text:p>Posada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formula="of:=[.F13]*[.$G$2]" office:value-type="currency" office:currency="EUR" office:value="378.63" calcext:value-type="currency">
            <text:p>378,63 €</text:p>
          </table:table-cell>
          <table:table-cell table:formula="of:=(1-[.$H$2])*[.G13]" office:value-type="currency" office:currency="EUR" office:value="321.8355" calcext:value-type="currency">
            <text:p>321,84 €</text:p>
          </table:table-cell>
          <table:table-cell table:formula="of:=ROUND([.H13];2)" office:value-type="currency" office:currency="EUR" office:value="321.84" calcext:value-type="currency">
            <text:p>321,84 €</text:p>
          </table:table-cell>
        </table:table-row>
        <table:table-row table:style-name="ro1">
          <table:table-cell/>
          <table:table-cell office:value-type="string" calcext:value-type="string">
            <text:p>Dante</text:p>
          </table:table-cell>
          <table:table-cell office:value-type="string" calcext:value-type="string">
            <text:p>Bibiloni</text:p>
          </table:table-cell>
          <table:table-cell office:value-type="string" calcext:value-type="string">
            <text:p>Busquets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[.F14]*[.$G$2]" office:value-type="currency" office:currency="EUR" office:value="198.33" calcext:value-type="currency">
            <text:p>198,33 €</text:p>
          </table:table-cell>
          <table:table-cell table:formula="of:=(1-[.$H$2])*[.G14]" office:value-type="currency" office:currency="EUR" office:value="168.5805" calcext:value-type="currency">
            <text:p>168,58 €</text:p>
          </table:table-cell>
          <table:table-cell table:formula="of:=ROUND([.H14];2)" office:value-type="currency" office:currency="EUR" office:value="168.58" calcext:value-type="currency">
            <text:p>168,58 €</text:p>
          </table:table-cell>
        </table:table-row>
        <table:table-row table:style-name="ro1">
          <table:table-cell/>
          <table:table-cell office:value-type="string" calcext:value-type="string">
            <text:p>Jéssica</text:p>
          </table:table-cell>
          <table:table-cell table:number-columns-repeated="2" office:value-type="string" calcext:value-type="string">
            <text:p>Xamena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formula="of:=[.F15]*[.$G$2]" office:value-type="currency" office:currency="EUR" office:value="216.36" calcext:value-type="currency">
            <text:p>216,36 €</text:p>
          </table:table-cell>
          <table:table-cell table:formula="of:=(1-[.$H$2])*[.G15]" office:value-type="currency" office:currency="EUR" office:value="183.906" calcext:value-type="currency">
            <text:p>183,91 €</text:p>
          </table:table-cell>
          <table:table-cell table:formula="of:=ROUND([.H15];2)" office:value-type="currency" office:currency="EUR" office:value="183.91" calcext:value-type="currency">
            <text:p>183,91 €</text:p>
          </table:table-cell>
        </table:table-row>
        <table:table-row table:style-name="ro1">
          <table:table-cell/>
          <table:table-cell office:value-type="string" calcext:value-type="string">
            <text:p>Blas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[.F16]*[.$G$2]" office:value-type="currency" office:currency="EUR" office:value="90.15" calcext:value-type="currency">
            <text:p>90,15 €</text:p>
          </table:table-cell>
          <table:table-cell table:formula="of:=(1-[.$H$2])*[.G16]" office:value-type="currency" office:currency="EUR" office:value="76.6275" calcext:value-type="currency">
            <text:p>76,63 €</text:p>
          </table:table-cell>
          <table:table-cell table:formula="of:=ROUND([.H16];2)" office:value-type="currency" office:currency="EUR" office:value="76.63" calcext:value-type="currency">
            <text:p>76,63 €</text:p>
          </table:table-cell>
        </table:table-row>
        <table:table-row table:style-name="ro1">
          <table:table-cell/>
          <table:table-cell office:value-type="string" calcext:value-type="string">
            <text:p>Javier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table:formula="of:=[.F17]*[.$G$2]" office:value-type="currency" office:currency="EUR" office:value="468.78" calcext:value-type="currency">
            <text:p>468,78 €</text:p>
          </table:table-cell>
          <table:table-cell table:formula="of:=(1-[.$H$2])*[.G17]" office:value-type="currency" office:currency="EUR" office:value="398.463" calcext:value-type="currency">
            <text:p>398,46 €</text:p>
          </table:table-cell>
          <table:table-cell table:formula="of:=ROUND([.H17];2)" office:value-type="currency" office:currency="EUR" office:value="398.46" calcext:value-type="currency">
            <text:p>398,46 €</text:p>
          </table:table-cell>
        </table:table-row>
        <table:table-row table:style-name="ro1">
          <table:table-cell/>
          <table:table-cell office:value-type="string" calcext:value-type="string">
            <text:p>Aranch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Machín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formula="of:=[.F18]*[.$G$2]" office:value-type="currency" office:currency="EUR" office:value="432.72" calcext:value-type="currency">
            <text:p>432,72 €</text:p>
          </table:table-cell>
          <table:table-cell table:formula="of:=(1-[.$H$2])*[.G18]" office:value-type="currency" office:currency="EUR" office:value="367.812" calcext:value-type="currency">
            <text:p>367,81 €</text:p>
          </table:table-cell>
          <table:table-cell table:formula="of:=ROUND([.H18];2)" office:value-type="currency" office:currency="EUR" office:value="367.81" calcext:value-type="currency">
            <text:p>367,81 €</text:p>
          </table:table-cell>
        </table:table-row>
        <table:table-row table:style-name="ro1">
          <table:table-cell/>
          <table:table-cell office:value-type="string" calcext:value-type="string">
            <text:p>Margarita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Calderón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formula="of:=[.F19]*[.$G$2]" office:value-type="currency" office:currency="EUR" office:value="108.18" calcext:value-type="currency">
            <text:p>108,18 €</text:p>
          </table:table-cell>
          <table:table-cell table:formula="of:=(1-[.$H$2])*[.G19]" office:value-type="currency" office:currency="EUR" office:value="91.953" calcext:value-type="currency">
            <text:p>91,95 €</text:p>
          </table:table-cell>
          <table:table-cell table:formula="of:=ROUND([.H19];2)" office:value-type="currency" office:currency="EUR" office:value="91.95" calcext:value-type="currency">
            <text:p>91,95 €</text:p>
          </table:table-cell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mengual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formula="of:=[.F20]*[.$G$2]" office:value-type="currency" office:currency="EUR" office:value="396.66" calcext:value-type="currency">
            <text:p>396,66 €</text:p>
          </table:table-cell>
          <table:table-cell table:formula="of:=(1-[.$H$2])*[.G20]" office:value-type="currency" office:currency="EUR" office:value="337.161" calcext:value-type="currency">
            <text:p>337,16 €</text:p>
          </table:table-cell>
          <table:table-cell table:formula="of:=ROUND([.H20];2)" office:value-type="currency" office:currency="EUR" office:value="337.16" calcext:value-type="currency">
            <text:p>337,16 €</text:p>
          </table:table-cell>
        </table:table-row>
        <table:table-row table:style-name="ro1">
          <table:table-cell/>
          <table:table-cell office:value-type="string" calcext:value-type="string">
            <text:p>María</text:p>
          </table:table-cell>
          <table:table-cell office:value-type="string" calcext:value-type="string">
            <text:p>Gual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formula="of:=[.F21]*[.$G$2]" office:value-type="currency" office:currency="EUR" office:value="216.36" calcext:value-type="currency">
            <text:p>216,36 €</text:p>
          </table:table-cell>
          <table:table-cell table:formula="of:=(1-[.$H$2])*[.G21]" office:value-type="currency" office:currency="EUR" office:value="183.906" calcext:value-type="currency">
            <text:p>183,91 €</text:p>
          </table:table-cell>
          <table:table-cell table:formula="of:=ROUND([.H21];2)" office:value-type="currency" office:currency="EUR" office:value="183.91" calcext:value-type="currency">
            <text:p>183,91 €</text:p>
          </table:table-cell>
        </table:table-row>
        <table:table-row table:style-name="ro1">
          <table:table-cell/>
          <table:table-cell office:value-type="string" calcext:value-type="string">
            <text:p>María</text:p>
          </table:table-cell>
          <table:table-cell office:value-type="string" calcext:value-type="string">
            <text:p>Machín</text:p>
          </table:table-cell>
          <table:table-cell office:value-type="string" calcext:value-type="string">
            <text:p>Satrústegui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formula="of:=[.F22]*[.$G$2]" office:value-type="currency" office:currency="EUR" office:value="180.3" calcext:value-type="currency">
            <text:p>180,30 €</text:p>
          </table:table-cell>
          <table:table-cell table:formula="of:=(1-[.$H$2])*[.G22]" office:value-type="currency" office:currency="EUR" office:value="153.255" calcext:value-type="currency">
            <text:p>153,26 €</text:p>
          </table:table-cell>
          <table:table-cell table:formula="of:=ROUND([.H22];2)" office:value-type="currency" office:currency="EUR" office:value="153.26" calcext:value-type="currency">
            <text:p>153,26 €</text:p>
          </table:table-cell>
        </table:table-row>
        <table:table-row table:style-name="ro1"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table:formula="of:=[.F23]*[.$G$2]" office:value-type="currency" office:currency="EUR" office:value="540.9" calcext:value-type="currency">
            <text:p>540,90 €</text:p>
          </table:table-cell>
          <table:table-cell table:formula="of:=(1-[.$H$2])*[.G23]" office:value-type="currency" office:currency="EUR" office:value="459.765" calcext:value-type="currency">
            <text:p>459,77 €</text:p>
          </table:table-cell>
          <table:table-cell table:formula="of:=ROUND([.H23];2)" office:value-type="currency" office:currency="EUR" office:value="459.77" calcext:value-type="currency">
            <text:p>459,77 €</text:p>
          </table:table-cell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string" calcext:value-type="string">
            <text:p>Pazos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formula="of:=[.F24]*[.$G$2]" office:value-type="currency" office:currency="EUR" office:value="90.15" calcext:value-type="currency">
            <text:p>90,15 €</text:p>
          </table:table-cell>
          <table:table-cell table:formula="of:=(1-[.$H$2])*[.G24]" office:value-type="currency" office:currency="EUR" office:value="76.6275" calcext:value-type="currency">
            <text:p>76,63 €</text:p>
          </table:table-cell>
          <table:table-cell table:formula="of:=ROUND([.H24];2)" office:value-type="currency" office:currency="EUR" office:value="76.63" calcext:value-type="currency">
            <text:p>76,63 €</text:p>
          </table:table-cell>
        </table:table-row>
        <table:table-row table:style-name="ro1">
          <table:table-cell/>
          <table:table-cell office:value-type="string" calcext:value-type="string">
            <text:p>Francisc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Xamena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table:formula="of:=[.F25]*[.$G$2]" office:value-type="currency" office:currency="EUR" office:value="450.75" calcext:value-type="currency">
            <text:p>450,75 €</text:p>
          </table:table-cell>
          <table:table-cell table:formula="of:=(1-[.$H$2])*[.G25]" office:value-type="currency" office:currency="EUR" office:value="383.1375" calcext:value-type="currency">
            <text:p>383,14 €</text:p>
          </table:table-cell>
          <table:table-cell table:formula="of:=ROUND([.H25];2)" office:value-type="currency" office:currency="EUR" office:value="383.14" calcext:value-type="currency">
            <text:p>383,14 €</text:p>
          </table:table-cell>
        </table:table-row>
        <table:table-row table:style-name="ro1">
          <table:table-cell/>
          <table:table-cell office:value-type="string" calcext:value-type="string">
            <text:p>Xisco</text:p>
          </table:table-cell>
          <table:table-cell table:number-columns-repeated="2" office:value-type="string" calcext:value-type="string">
            <text:p>Martínez</text:p>
          </table:table-cell>
          <table:table-cell office:value-type="string" calcext:value-type="string">
            <text:p>H</text:p>
          </table:table-cell>
          <table:table-cell office:value-type="float" office:value="21" calcext:value-type="float">
            <text:p>21</text:p>
          </table:table-cell>
          <table:table-cell table:formula="of:=[.F26]*[.$G$2]" office:value-type="currency" office:currency="EUR" office:value="378.63" calcext:value-type="currency">
            <text:p>378,63 €</text:p>
          </table:table-cell>
          <table:table-cell table:formula="of:=(1-[.$H$2])*[.G26]" office:value-type="currency" office:currency="EUR" office:value="321.8355" calcext:value-type="currency">
            <text:p>321,84 €</text:p>
          </table:table-cell>
          <table:table-cell table:formula="of:=ROUND([.H26];2)" office:value-type="currency" office:currency="EUR" office:value="321.84" calcext:value-type="currency">
            <text:p>321,84 €</text:p>
          </table:table-cell>
        </table:table-row>
        <table:table-row table:style-name="ro1">
          <table:table-cell/>
          <table:table-cell office:value-type="string" calcext:value-type="string">
            <text:p>Juan</text:p>
          </table:table-cell>
          <table:table-cell table:number-columns-repeated="2" office:value-type="string" calcext:value-type="string">
            <text:p>Sánchez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[.F27]*[.$G$2]" office:value-type="currency" office:currency="EUR" office:value="108.18" calcext:value-type="currency">
            <text:p>108,18 €</text:p>
          </table:table-cell>
          <table:table-cell table:formula="of:=(1-[.$H$2])*[.G27]" office:value-type="currency" office:currency="EUR" office:value="91.953" calcext:value-type="currency">
            <text:p>91,95 €</text:p>
          </table:table-cell>
          <table:table-cell table:formula="of:=ROUND([.H27];2)" office:value-type="currency" office:currency="EUR" office:value="91.95" calcext:value-type="currency">
            <text:p>91,95 €</text:p>
          </table:table-cell>
        </table:table-row>
        <table:table-row table:style-name="ro1">
          <table:table-cell/>
          <table:table-cell office:value-type="string" calcext:value-type="string">
            <text:p>Juan Carlos</text:p>
          </table:table-cell>
          <table:table-cell table:number-columns-repeated="2" office:value-type="string" calcext:value-type="string">
            <text:p>Rivera</text:p>
          </table:table-cell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table:formula="of:=[.F28]*[.$G$2]" office:value-type="currency" office:currency="EUR" office:value="360.6" calcext:value-type="currency">
            <text:p>360,60 €</text:p>
          </table:table-cell>
          <table:table-cell table:formula="of:=(1-[.$H$2])*[.G28]" office:value-type="currency" office:currency="EUR" office:value="306.51" calcext:value-type="currency">
            <text:p>306,51 €</text:p>
          </table:table-cell>
          <table:table-cell table:formula="of:=ROUND([.H28];2)" office:value-type="currency" office:currency="EUR" office:value="306.51" calcext:value-type="currency">
            <text:p>306,51 €</text:p>
          </table:table-cell>
        </table:table-row>
        <table:table-row table:style-name="ro1">
          <table:table-cell/>
          <table:table-cell office:value-type="string" calcext:value-type="string">
            <text:p>Silvia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formula="of:=[.F29]*[.$G$2]" office:value-type="currency" office:currency="EUR" office:value="450.75" calcext:value-type="currency">
            <text:p>450,75 €</text:p>
          </table:table-cell>
          <table:table-cell table:formula="of:=(1-[.$H$2])*[.G29]" office:value-type="currency" office:currency="EUR" office:value="383.1375" calcext:value-type="currency">
            <text:p>383,14 €</text:p>
          </table:table-cell>
          <table:table-cell table:formula="of:=ROUND([.H29];2)" office:value-type="currency" office:currency="EUR" office:value="383.14" calcext:value-type="currency">
            <text:p>383,14 €</text:p>
          </table:table-cell>
        </table:table-row>
        <table:table-row table:style-name="ro1">
          <table:table-cell/>
          <table:table-cell office:value-type="string" calcext:value-type="string">
            <text:p>Antoni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formula="of:=[.F30]*[.$G$2]" office:value-type="currency" office:currency="EUR" office:value="378.63" calcext:value-type="currency">
            <text:p>378,63 €</text:p>
          </table:table-cell>
          <table:table-cell table:formula="of:=(1-[.$H$2])*[.G30]" office:value-type="currency" office:currency="EUR" office:value="321.8355" calcext:value-type="currency">
            <text:p>321,84 €</text:p>
          </table:table-cell>
          <table:table-cell table:formula="of:=ROUND([.H30];2)" office:value-type="currency" office:currency="EUR" office:value="321.84" calcext:value-type="currency">
            <text:p>321,84 €</text:p>
          </table:table-cell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formula="of:=[.F31]*[.$G$2]" office:value-type="currency" office:currency="EUR" office:value="252.42" calcext:value-type="currency">
            <text:p>252,42 €</text:p>
          </table:table-cell>
          <table:table-cell table:formula="of:=(1-[.$H$2])*[.G31]" office:value-type="currency" office:currency="EUR" office:value="214.557" calcext:value-type="currency">
            <text:p>214,56 €</text:p>
          </table:table-cell>
          <table:table-cell table:formula="of:=ROUND([.H31];2)" office:value-type="currency" office:currency="EUR" office:value="214.56" calcext:value-type="currency">
            <text:p>214,56 €</text:p>
          </table:table-cell>
        </table:table-row>
        <table:table-row table:style-name="ro1">
          <table:table-cell/>
          <table:table-cell office:value-type="string" calcext:value-type="string">
            <text:p>Vicente</text:p>
          </table:table-cell>
          <table:table-cell office:value-type="string" calcext:value-type="string">
            <text:p>Calafat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table:formula="of:=[.F32]*[.$G$2]" office:value-type="currency" office:currency="EUR" office:value="234.39" calcext:value-type="currency">
            <text:p>234,39 €</text:p>
          </table:table-cell>
          <table:table-cell table:formula="of:=(1-[.$H$2])*[.G32]" office:value-type="currency" office:currency="EUR" office:value="199.2315" calcext:value-type="currency">
            <text:p>199,23 €</text:p>
          </table:table-cell>
          <table:table-cell table:formula="of:=ROUND([.H32];2)" office:value-type="currency" office:currency="EUR" office:value="199.23" calcext:value-type="currency">
            <text:p>199,23 €</text:p>
          </table:table-cell>
        </table:table-row>
        <table:table-row table:style-name="ro1">
          <table:table-cell/>
          <table:table-cell office:value-type="string" calcext:value-type="string">
            <text:p>Magdalena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formula="of:=[.F33]*[.$G$2]" office:value-type="currency" office:currency="EUR" office:value="144.24" calcext:value-type="currency">
            <text:p>144,24 €</text:p>
          </table:table-cell>
          <table:table-cell table:formula="of:=(1-[.$H$2])*[.G33]" office:value-type="currency" office:currency="EUR" office:value="122.604" calcext:value-type="currency">
            <text:p>122,60 €</text:p>
          </table:table-cell>
          <table:table-cell table:formula="of:=ROUND([.H33];2)" office:value-type="currency" office:currency="EUR" office:value="122.6" calcext:value-type="currency">
            <text:p>122,60 €</text:p>
          </table:table-cell>
        </table:table-row>
        <table:table-row table:style-name="ro1">
          <table:table-cell/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Pastor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formula="of:=[.F34]*[.$G$2]" office:value-type="currency" office:currency="EUR" office:value="540.9" calcext:value-type="currency">
            <text:p>540,90 €</text:p>
          </table:table-cell>
          <table:table-cell table:formula="of:=(1-[.$H$2])*[.G34]" office:value-type="currency" office:currency="EUR" office:value="459.765" calcext:value-type="currency">
            <text:p>459,77 €</text:p>
          </table:table-cell>
          <table:table-cell table:formula="of:=ROUND([.H34];2)" office:value-type="currency" office:currency="EUR" office:value="459.77" calcext:value-type="currency">
            <text:p>459,77 €</text:p>
          </table:table-cell>
        </table:table-row>
        <table:table-row table:style-name="ro1">
          <table:table-cell/>
          <table:table-cell office:value-type="string" calcext:value-type="string">
            <text:p>Eva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formula="of:=[.F35]*[.$G$2]" office:value-type="currency" office:currency="EUR" office:value="216.36" calcext:value-type="currency">
            <text:p>216,36 €</text:p>
          </table:table-cell>
          <table:table-cell table:formula="of:=(1-[.$H$2])*[.G35]" office:value-type="currency" office:currency="EUR" office:value="183.906" calcext:value-type="currency">
            <text:p>183,91 €</text:p>
          </table:table-cell>
          <table:table-cell table:formula="of:=ROUND([.H35];2)" office:value-type="currency" office:currency="EUR" office:value="183.91" calcext:value-type="currency">
            <text:p>183,91 €</text:p>
          </table:table-cell>
        </table:table-row>
        <table:table-row table:style-name="ro1">
          <table:table-cell/>
          <table:table-cell office:value-type="string" calcext:value-type="string">
            <text:p>Vicente</text:p>
          </table:table-cell>
          <table:table-cell table:number-columns-repeated="2" office:value-type="string" calcext:value-type="string">
            <text:p>Quiroga</text:p>
          </table:table-cell>
          <table:table-cell office:value-type="string" calcext:value-type="string">
            <text:p>H</text:p>
          </table:table-cell>
          <table:table-cell office:value-type="float" office:value="28" calcext:value-type="float">
            <text:p>28</text:p>
          </table:table-cell>
          <table:table-cell table:formula="of:=[.F36]*[.$G$2]" office:value-type="currency" office:currency="EUR" office:value="504.84" calcext:value-type="currency">
            <text:p>504,84 €</text:p>
          </table:table-cell>
          <table:table-cell table:formula="of:=(1-[.$H$2])*[.G36]" office:value-type="currency" office:currency="EUR" office:value="429.114" calcext:value-type="currency">
            <text:p>429,11 €</text:p>
          </table:table-cell>
          <table:table-cell table:formula="of:=ROUND([.H36];2)" office:value-type="currency" office:currency="EUR" office:value="429.11" calcext:value-type="currency">
            <text:p>429,11 €</text:p>
          </table:table-cell>
        </table:table-row>
        <table:table-row table:style-name="ro1">
          <table:table-cell/>
          <table:table-cell office:value-type="string" calcext:value-type="string">
            <text:p>Javier</text:p>
          </table:table-cell>
          <table:table-cell table:number-columns-repeated="2" office:value-type="string" calcext:value-type="string">
            <text:p>Marot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[.F37]*[.$G$2]" office:value-type="currency" office:currency="EUR" office:value="126.21" calcext:value-type="currency">
            <text:p>126,21 €</text:p>
          </table:table-cell>
          <table:table-cell table:formula="of:=(1-[.$H$2])*[.G37]" office:value-type="currency" office:currency="EUR" office:value="107.2785" calcext:value-type="currency">
            <text:p>107,28 €</text:p>
          </table:table-cell>
          <table:table-cell table:formula="of:=ROUND([.H37];2)" office:value-type="currency" office:currency="EUR" office:value="107.28" calcext:value-type="currency">
            <text:p>107,28 €</text:p>
          </table:table-cell>
        </table:table-row>
        <table:table-row table:style-name="ro1">
          <table:table-cell/>
          <table:table-cell office:value-type="string" calcext:value-type="string">
            <text:p>Roberto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table:formula="of:=[.F38]*[.$G$2]" office:value-type="currency" office:currency="EUR" office:value="450.75" calcext:value-type="currency">
            <text:p>450,75 €</text:p>
          </table:table-cell>
          <table:table-cell table:formula="of:=(1-[.$H$2])*[.G38]" office:value-type="currency" office:currency="EUR" office:value="383.1375" calcext:value-type="currency">
            <text:p>383,14 €</text:p>
          </table:table-cell>
          <table:table-cell table:formula="of:=ROUND([.H38];2)" office:value-type="currency" office:currency="EUR" office:value="383.14" calcext:value-type="currency">
            <text:p>383,14 €</text:p>
          </table:table-cell>
        </table:table-row>
        <table:table-row table:style-name="ro1">
          <table:table-cell/>
          <table:table-cell office:value-type="string" calcext:value-type="string">
            <text:p>Vanessa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formula="of:=[.F39]*[.$G$2]" office:value-type="currency" office:currency="EUR" office:value="342.57" calcext:value-type="currency">
            <text:p>342,57 €</text:p>
          </table:table-cell>
          <table:table-cell table:formula="of:=(1-[.$H$2])*[.G39]" office:value-type="currency" office:currency="EUR" office:value="291.1845" calcext:value-type="currency">
            <text:p>291,18 €</text:p>
          </table:table-cell>
          <table:table-cell table:formula="of:=ROUND([.H39];2)" office:value-type="currency" office:currency="EUR" office:value="291.18" calcext:value-type="currency">
            <text:p>291,18 €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2" office:value-type="string" calcext:value-type="string">
            <text:p>TOTAL</text:p>
          </table:table-cell>
          <table:table-cell table:formula="of:=SUM([.F4:.F39])" office:value-type="float" office:value="621" calcext:value-type="float">
            <text:p>621</text:p>
          </table:table-cell>
          <table:table-cell table:formula="of:=SUM([.G4:.G39])" office:value-type="currency" office:currency="EUR" office:value="11196.63" calcext:value-type="currency">
            <text:p>11.196,63 €</text:p>
          </table:table-cell>
          <table:table-cell table:formula="of:=SUM([.H4:.H39])" office:value-type="currency" office:currency="EUR" office:value="9517.1355" calcext:value-type="currency">
            <text:p>9.517,14 €</text:p>
          </table:table-cell>
          <table:table-cell table:formula="of:=SUM([.I4:.I39])" office:value-type="currency" office:currency="EUR" office:value="9517.17" calcext:value-type="currency">
            <text:p>9.517,17 €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1" office:value-type="string" calcext:value-type="string">
            <text:p>HOMES</text:p>
          </table:table-cell>
          <table:table-cell table:style-name="ce2" table:formula="of:=COUNTIF([.E4:.E39];&quot;H&quot;)" office:value-type="float" office:value="19" calcext:value-type="float">
            <text:p>19</text:p>
          </table:table-cell>
          <table:table-cell table:style-name="Default"/>
          <table:table-cell table:style-name="ce1" office:value-type="string" calcext:value-type="string">
            <text:p>TOTAL BRUTOS</text:p>
          </table:table-cell>
          <table:table-cell table:formula="of:=[.G40]" office:value-type="currency" office:currency="EUR" office:value="11196.63" calcext:value-type="currency">
            <text:p>11.196,63 €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1" office:value-type="string" calcext:value-type="string">
            <text:p>DONES</text:p>
          </table:table-cell>
          <table:table-cell table:style-name="ce2" table:formula="of:=COUNTIF([.E4:.E39];&quot;M&quot;)" office:value-type="float" office:value="17" calcext:value-type="float">
            <text:p>17</text:p>
          </table:table-cell>
          <table:table-cell table:style-name="Default"/>
          <table:table-cell table:style-name="ce1" office:value-type="string" calcext:value-type="string">
            <text:p>TOTAL NETOS</text:p>
          </table:table-cell>
          <table:table-cell table:formula="of:=[.I40]" office:value-type="currency" office:currency="EUR" office:value="9517.17" calcext:value-type="currency">
            <text:p>9.517,17 €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TOTAL RETENCIONES</text:p>
          </table:table-cell>
          <table:table-cell table:formula="of:=[.H42]-[.H43]" office:value-type="currency" office:currency="EUR" office:value="1679.46" calcext:value-type="currency">
            <text:p>1.679,46 €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1" office:value-type="string" calcext:value-type="string">
            <text:p>SOU HOMES</text:p>
          </table:table-cell>
          <table:table-cell table:style-name="ce4" table:formula="of:=SUMIFS([.I$4:.I$39];[.E$4:.E$39];&quot;H&quot;)" office:value-type="currency" office:currency="EUR" office:value="5118.73" calcext:value-type="currency">
            <text:p>5.118,73 €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" office:value-type="string" calcext:value-type="string">
            <text:p>SOU DONES</text:p>
          </table:table-cell>
          <table:table-cell table:style-name="ce4" table:formula="of:=SUMIFS([.I$4:.I$39];[.E$4:.E$39];&quot;M&quot;)" office:value-type="currency" office:currency="EUR" office:value="4398.44" calcext:value-type="currency">
            <text:p>4.398,44 €</text:p>
          </table:table-cell>
          <table:table-cell table:style-name="Default" table:number-columns-repeated="4"/>
        </table:table-row>
        <calcext:conditional-formats>
          <calcext:conditional-format calcext:target-range-address="Full1.E4:Full1.E39">
            <calcext:condition calcext:apply-style-name="Sense títol1" calcext:value="=&quot;H&quot;" calcext:base-cell-address="Full1.E4"/>
            <calcext:condition calcext:apply-style-name="Sense títol2" calcext:value="=&quot;M&quot;" calcext:base-cell-address="Full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number-style style:name="N104">
      <number:number number:decimal-places="3" number:min-decimal-places="3" number:min-integer-digits="1"/>
    </number:number-style>
    <number:currency-style style:name="N10104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4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nse_20_títol1" style:display-name="Sense títol1" style:family="table-cell" style:parent-style-name="Default">
      <style:table-cell-properties fo:background-color="#ff0000" style:diagonal-bl-tr="none" style:diagonal-tl-br="none"/>
    </style:style>
    <style:style style:name="Sense_20_títol2" style:display-name="Sense títol2" style:family="table-cell" style:parent-style-name="Default">
      <style:table-cell-properties fo:background-color="#00a933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Sastre Torres</meta:initial-creator>
    <meta:creation-date>2022-11-16T11:25:18.500889608</meta:creation-date>
    <dc:date>2022-11-16T12:28:19.118634596</dc:date>
    <dc:creator>Daniel Sastre Torres</dc:creator>
    <meta:editing-duration>PT9M18S</meta:editing-duration>
    <meta:editing-cycles>1</meta:editing-cycles>
    <meta:document-statistic meta:table-count="1" meta:cell-count="317" meta:object-count="0"/>
    <meta:generator>LibreOffice/7.3.5.2$Linux_X86_64 LibreOffice_project/30$Build-2</meta:generator>
  </office:meta>
</office:document-meta>
</file>